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9dd" officeooo:paragraph-rsid="000329dd"/>
    </style:style>
    <style:style style:name="P2" style:family="paragraph" style:parent-style-name="Standard">
      <style:text-properties fo:font-style="normal" fo:font-weight="normal" officeooo:rsid="000329dd" officeooo:paragraph-rsid="000329d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0329dd" officeooo:paragraph-rsid="000329dd" fo:background-color="#ffff00"/>
    </style:style>
    <style:style style:name="P5" style:family="paragraph" style:parent-style-name="Standard">
      <style:text-properties officeooo:rsid="000329dd" officeooo:paragraph-rsid="000329dd" fo:background-color="transparent"/>
    </style:style>
    <style:style style:name="P6" style:family="paragraph" style:parent-style-name="Standard">
      <style:paragraph-properties style:writing-mode="lr-tb"/>
      <style:text-properties style:font-name="Liberation Serif" fo:font-size="12pt" officeooo:paragraph-rsid="00061a43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Liberation Serif" fo:font-size="12pt" officeooo:rsid="0007af27" officeooo:paragraph-rsid="0007af27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07af27" officeooo:paragraph-rsid="000a2e57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0a2e57" officeooo:paragraph-rsid="000a2e57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0cef92" officeooo:paragraph-rsid="000cef92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Liberation Serif" fo:font-size="12pt" officeooo:rsid="000da8e4" officeooo:paragraph-rsid="000da8e4" style:font-size-asian="12pt" style:font-size-complex="12pt"/>
    </style:style>
    <style:style style:name="P12" style:family="paragraph" style:parent-style-name="Standard">
      <style:text-properties officeooo:rsid="000329dd" officeooo:paragraph-rsid="000329dd" fo:background-color="#ffff00"/>
    </style:style>
    <style:style style:name="P13" style:family="paragraph" style:parent-style-name="Standard">
      <style:text-properties officeooo:rsid="000329dd" officeooo:paragraph-rsid="000329dd" fo:background-color="#ffde59"/>
    </style:style>
    <style:style style:name="P14" style:family="paragraph" style:parent-style-name="Standard">
      <style:paragraph-properties style:writing-mode="lr-tb"/>
      <style:text-properties style:font-name="Liberation Serif" fo:font-size="12pt" officeooo:rsid="000da8e4" officeooo:paragraph-rsid="000da8e4" fo:background-color="#ffff00" style:font-size-asian="12pt" style:font-size-complex="12pt"/>
    </style:style>
    <style:style style:name="P15" style:family="paragraph" style:parent-style-name="Standard">
      <style:paragraph-properties style:writing-mode="lr-tb"/>
      <style:text-properties style:font-name="Liberation Serif" fo:font-size="12pt" officeooo:rsid="000da8e4" officeooo:paragraph-rsid="000da8e4" fo:background-color="#ffde59" style:font-size-asian="12pt" style:font-size-complex="12pt"/>
    </style:style>
    <style:style style:name="P16" style:family="paragraph" style:parent-style-name="Standard">
      <style:paragraph-properties style:writing-mode="lr-tb"/>
      <style:text-properties style:font-name="Liberation Serif" fo:font-size="12pt" officeooo:paragraph-rsid="00061a43" style:font-size-asian="12pt" style:font-size-complex="12pt"/>
    </style:style>
    <style:style style:name="P17" style:family="paragraph" style:parent-style-name="Standard">
      <style:paragraph-properties style:writing-mode="lr-tb"/>
      <style:text-properties style:font-name="Liberation Serif" fo:font-size="12pt" officeooo:rsid="0007af27" officeooo:paragraph-rsid="0007af27" fo:background-color="transparen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8c4b7"/>
    </style:style>
    <style:style style:name="T3" style:family="text">
      <style:text-properties officeooo:rsid="000a2e57"/>
    </style:style>
    <style:style style:name="T4" style:family="text">
      <style:text-properties officeooo:rsid="000c0870"/>
    </style:style>
    <style:style style:name="T5" style:family="text">
      <style:text-properties officeooo:rsid="000c0870"/>
    </style:style>
    <style:style style:name="T6" style:family="text">
      <style:text-properties officeooo:rsid="000da8e4"/>
    </style:style>
    <style:style style:name="T7" style:family="text">
      <style:text-properties officeooo:rsid="000f0183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9a7d0" fo:background-color="#ffff00" loext:char-shading-value="0"/>
    </style:style>
    <style:style style:name="T10" style:family="text">
      <style:text-properties officeooo:rsid="0016c549" fo:background-color="#ffff00" loext:char-shading-value="0"/>
    </style:style>
    <style:style style:name="T11" style:family="text">
      <style:text-properties officeooo:rsid="000c0870" fo:background-color="#ffff00" loext:char-shading-value="0"/>
    </style:style>
    <style:style style:name="T12" style:family="text">
      <style:text-properties officeooo:rsid="000329dd" fo:background-color="#81d41a" loext:char-shading-value="0"/>
    </style:style>
    <style:style style:name="T13" style:family="text">
      <style:text-properties fo:background-color="#b4c7dc" loext:char-shading-value="0"/>
    </style:style>
    <style:style style:name="T14" style:family="text">
      <style:text-properties officeooo:rsid="001f14c6"/>
    </style:style>
    <style:style style:name="T15" style:family="text">
      <style:text-properties officeooo:rsid="002b24ff"/>
    </style:style>
    <style:style style:name="T16" style:family="text">
      <style:text-properties officeooo:rsid="00316dd1"/>
    </style:style>
    <style:style style:name="T17" style:family="text">
      <style:text-properties officeooo:rsid="003d18fc"/>
    </style:style>
    <style:style style:name="T18" style:family="text">
      <style:text-properties officeooo:rsid="003e1f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4">žlutá – hotovo</text:span></text:p>
      <text:p text:style-name="Standard">- <text:span text:style-name="T14">modrá – domluvit s Radkem</text:span></text:p>
      <text:p text:style-name="Standard">- <text:span text:style-name="T14">zelená – Radek</text:span></text:p>
      <text:p text:style-name="Standard">- <text:span text:style-name="T15">ruzova – z pohledu Semanticke analyzy hotovo, pak mozna v generovani kodu</text:span></text:p>
      <text:p text:style-name="Standard">- <text:span text:style-name="T16">oranzova – asi pouze pro generovani kodu</text:span></text:p>
      <text:p text:style-name="Standard"/>
      <text:p text:style-name="Standard">Proměnné</text:p>
      <text:p text:style-name="Standard">---------------</text:p>
      <text:p text:style-name="Standard">- <text:span text:style-name="T8">V rámci jednoho bloku nelze definovat více proměnných stejného jména. - chyba 3</text:span></text:p>
      <text:p text:style-name="P3">- Nelze definovat proměnnou stejného jména jako již některá deklarovaná nebo definovaná funkce.</text:p>
      <text:p text:style-name="Standard">- <text:span text:style-name="T13">Není-li typ inicializačního výrazu staticky (při překladu) kompatibilní s typem inicializované proměnné, jde o chybu 4 (typ výrazu lze odvodit staticky)</text:span></text:p>
      <text:p text:style-name="Standard">- <text:span text:style-name="T12">Použití proměnné bez předchozí definice – chyba 3</text:span></text:p>
      <text:p text:style-name="Standard"/>
      <text:p text:style-name="P1">Funkce</text:p>
      <text:p text:style-name="P1">--------------</text:p>
      <text:p text:style-name="P1">- <text:span text:style-name="T8">definice více funkcí stejného jména – chyba 3</text:span></text:p>
      <text:p text:style-name="P5">- <text:span text:style-name="T8">pokud funkce dříve nebyla </text:span><text:span text:style-name="T9">nez </text:span><text:span text:style-name="T8">deklarována – </text:span><text:span text:style-name="T10">volání funkce </text:span><text:span text:style-name="T8">– chyba 3</text:span></text:p>
      <text:p text:style-name="P1">-<text:span text:style-name="T8"> vícenásobné deklarování funkce – chyba 3</text:span></text:p>
      <text:p text:style-name="P12">- u deklarace a definice funkce neodpovídají seznamy parametrů nebo seznamy návratových typů – chyba 3</text:p>
      <text:p text:style-name="P12">- deklarovaná funkce není následně definována – chyba 3</text:p>
      <text:p text:style-name="P13">- v případě neprovedení žádného příkazu return bude navrácen odpovídající počet hodnot nil</text:p>
      <text:p text:style-name="P12">- typy návratových hodnot neodpovídají hlavičce funkce – chyba 5</text:p>
      <text:p text:style-name="P1"/>
      <text:p text:style-name="P1"/>
      <text:p text:style-name="P12">- parametry funkce jsou chápány jako předdefinované lokální proměnné</text:p>
      <text:p text:style-name="Standard"/>
      <text:p text:style-name="Standard"/>
      <text:p text:style-name="P4">Příkaz definice proměnné (local id : datovy_typ = init_vyraz_ci_volani_fce)</text:p>
      <text:p text:style-name="P1">-------------------------------</text:p>
      <text:p text:style-name="P4">- proměnná již byla v bloku definována – chyba 3</text:p>
      <text:p text:style-name="P4">- pokud neni inicializace, je hodnota promenne nastavena na <text:span text:style-name="T1">nil</text:span></text:p>
      <text:p text:style-name="P2"/>
      <text:p text:style-name="P2"/>
      <text:p text:style-name="P2">Příkaz přiřazení</text:p>
      <text:p text:style-name="P2">--------------------</text:p>
      <text:p text:style-name="P6">- Všechny proměnné nalevo od = musí být dříve definované a platné</text:p>
      <text:p text:style-name="P6">- <text:span text:style-name="T17">musi sedet datove typy vyrazu a promenne, do ktere bude prirazen</text:span></text:p>
      <text:p text:style-name="P6"/>
      <text:p text:style-name="P7">Volání funkce <text:span text:style-name="T2">(uživatelské funkce)</text:span></text:p>
      <text:p text:style-name="P7">-------------------</text:p>
      <text:p text:style-name="P7">- <text:span text:style-name="T3">jiný počet nebo typ parametrů, než je v hlavičce funkce – chyba 5</text:span></text:p>
      <text:p text:style-name="P7">- <text:span text:style-name="T4">funkce vrací méně hodnot, než očekávají proměnné id1 – idn – chyba 5</text:span></text:p>
      <text:p text:style-name="P17">- <text:span text:style-name="T4">funkce vrací více hodnot – jsou zahazovány</text:span></text:p>
      <text:p text:style-name="P17">- <text:span text:style-name="T4">typová nekompatibilita mezi návratovou hodnoutou a typem proměnné – chyba 5</text:span></text:p>
      <text:p text:style-name="P7"/>
      <text:p text:style-name="P7"/>
      <text:p text:style-name="P7"/>
      <text:p text:style-name="P10">Volání funkce bez navrácení hodnoty</text:p>
      <text:p text:style-name="P10">-----------------------------------------------</text:p>
      <text:p text:style-name="P10">- <text:span text:style-name="T6">pokud nesedí počet nebo typ parametrů volání a definice funkce</text:span></text:p>
      <text:p text:style-name="P10"><text:soft-page-break/></text:p>
      <text:p text:style-name="P11">Návrat z funkce</text:p>
      <text:p text:style-name="P11">---------------------</text:p>
      <text:p text:style-name="P15">- chybějící návratové typy jsou doplněny hodnotou nil</text:p>
      <text:p text:style-name="P14">- přebývající – chyba 5</text:p>
      <text:p text:style-name="P11"/>
      <text:p text:style-name="P7"/>
      <text:p text:style-name="P9">Volání funkce (vestavěné funkce) – <text:span text:style-name="T18">TODO preddefinovat v globalni tabulce</text:span></text:p>
      <text:p text:style-name="P9">-------------------</text:p>
      <text:p text:style-name="P8">- <text:span text:style-name="T3">jiný počet nebo typ parametrů, než je v hlavičce funkce – chyba 5</text:span></text:p>
      <text:p text:style-name="P8">- <text:span text:style-name="T7">špatný typ termu v parametrech – chyba 5</text:span></text:p>
      <text:p text:style-name="P8">- <text:span text:style-name="T7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20:57:08.843590956</meta:creation-date>
    <dc:date>2021-11-24T11:49:26.652109872</dc:date>
    <meta:editing-duration>PT4H40M48S</meta:editing-duration>
    <meta:editing-cycles>39</meta:editing-cycles>
    <meta:generator>LibreOffice/7.0.5.2$Linux_X86_64 LibreOffice_project/00$Build-2</meta:generator>
    <meta:document-statistic meta:table-count="0" meta:image-count="0" meta:object-count="0" meta:page-count="2" meta:paragraph-count="47" meta:word-count="340" meta:character-count="2296" meta:non-whitespace-character-count="1980"/>
  </office:meta>
</office:document-meta>
</file>